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33333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1" office:value-type="string" calcext:value-type="string">
            <text:p>LoginWithValidCredentials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d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<text:a xlink:href="mailto:vguard@yopmail.com" xlink:type="simple">vguard@yopmail.com</text:a></text:p>
          </table:table-cell>
          <table:table-cell table:style-name="ce3" office:value-type="string" calcext:value-type="string">
            <text:p><text:a xlink:href="mailto:vguard@123" xlink:type="simple">vguard@123</text:a>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<text:a xlink:href="mailto:abc@123" xlink:type="simple">abc@123</text:a></text:p>
          </table:table-cell>
          <table:table-cell table:style-name="ce3" office:value-type="string" calcext:value-type="string">
            <text:p>gdg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8:21:57.9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07:01:37.690000000</meta:creation-date>
    <meta:generator>LibreOffice/24.8.5.2$Windows_X86_64 LibreOffice_project/fddf2685c70b461e7832239a0162a77216259f22</meta:generator>
    <dc:date>2025-02-08T16:03:12.977000000</dc:date>
    <meta:editing-duration>PT1H41M33S</meta:editing-duration>
    <meta:editing-cycles>7</meta:editing-cycles>
    <meta:document-statistic meta:table-count="1" meta:cell-count="7" meta:object-count="0"/>
    <meta:user-defined meta:name="ProgId">Excel.Sheet</meta:user-defined>
  </office:meta>
</office:document-meta>
</file>